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955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1.575cm"/>
    </style:style>
    <style:style style:name="co5" style:family="table-column">
      <style:table-column-properties fo:break-before="auto" style:column-width="1.716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436cm"/>
    </style:style>
    <style:style style:name="co9" style:family="table-column">
      <style:table-column-properties fo:break-before="auto" style:column-width="1.519cm"/>
    </style:style>
    <style:style style:name="co10" style:family="table-column">
      <style:table-column-properties fo:break-before="auto" style:column-width="1.632cm"/>
    </style:style>
    <style:style style:name="co11" style:family="table-column">
      <style:table-column-properties fo:break-before="auto" style:column-width="1.125cm"/>
    </style:style>
    <style:style style:name="co12" style:family="table-column">
      <style:table-column-properties fo:break-before="auto" style:column-width="2.14cm"/>
    </style:style>
    <style:style style:name="co13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3.58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376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8" style:family="table" style:master-page-name="PageStyle_5f_1G1">
      <style:table-properties table:display="true" style:writing-mode="lr-tb"/>
    </style:style>
    <style:style style:name="ta3" style:family="table" style:master-page-name="PageStyle_5f_1G2">
      <style:table-properties table:display="true" style:writing-mode="lr-tb"/>
    </style:style>
    <style:style style:name="ta4" style:family="table" style:master-page-name="PageStyle_5f_1G3">
      <style:table-properties table:display="true" style:writing-mode="lr-tb"/>
    </style:style>
    <style:style style:name="ta5" style:family="table" style:master-page-name="PageStyle_5f_1G4">
      <style:table-properties table:display="true" style:writing-mode="lr-tb"/>
    </style:style>
    <style:style style:name="ta6" style:family="table" style:master-page-name="PageStyle_5f_1G5">
      <style:table-properties table:display="true" style:writing-mode="lr-tb"/>
    </style:style>
    <style:style style:name="ta7" style:family="table" style:master-page-name="PageStyle_5f_1G6">
      <style:table-properties table:display="true" style:writing-mode="lr-tb"/>
    </style:style>
    <style:style style:name="ta9" style:family="table" style:master-page-name="PageStyle_5f_patate">
      <style:table-properties table:display="true" style:writing-mode="lr-tb"/>
    </style:style>
    <style:style style:name="ce1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00"/>
    </style:style>
    <style:style style:name="ce3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default-cell-style-name="ce4"/>
        <table:table-column table:style-name="co12" table:number-columns-repeated="2" table:default-cell-style-name="ce4"/>
        <table:table-column table:style-name="co1" table:number-columns-repeated="1010" table:default-cell-style-name="Excel_20_Built-in_20_Normal"/>
        <table:table-row table:style-name="ro1">
          <table:table-cell table:number-columns-repeated="4"/>
          <table:table-cell office:value-type="string">
            <text:p>Spécialités en classe de premi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Classe</text:p>
          </table:table-cell>
          <table:table-cell office:value-type="string">
            <text:p>Arts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MASSI</text:p>
          </table:table-cell>
          <table:table-cell office:value-type="string">
            <text:p>Nasra</text:p>
          </table:table-cell>
          <table:table-cell office:value-type="string">
            <text:p>2D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KCHER</text:p>
          </table:table-cell>
          <table:table-cell office:value-type="string">
            <text:p>Ayoub</text:p>
          </table:table-cell>
          <table:table-cell office:value-type="string">
            <text:p>2D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AOUAD</text:p>
          </table:table-cell>
          <table:table-cell office:value-type="string">
            <text:p>Yassine</text:p>
          </table:table-cell>
          <table:table-cell office:value-type="string">
            <text:p>2D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HOUARI</text:p>
          </table:table-cell>
          <table:table-cell office:value-type="string">
            <text:p>Scheima</text:p>
          </table:table-cell>
          <table:table-cell office:value-type="string">
            <text:p>2D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EPH</text:p>
          </table:table-cell>
          <table:table-cell office:value-type="string">
            <text:p>Charlotte</text:p>
          </table:table-cell>
          <table:table-cell office:value-type="string">
            <text:p>2D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NGLADE</text:p>
          </table:table-cell>
          <table:table-cell office:value-type="string">
            <text:p>Axel</text:p>
          </table:table-cell>
          <table:table-cell office:value-type="string">
            <text:p>2D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NUSSE</text:p>
          </table:table-cell>
          <table:table-cell office:value-type="string">
            <text:p>Ludovic</text:p>
          </table:table-cell>
          <table:table-cell office:value-type="string">
            <text:p>2D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RISSELET</text:p>
          </table:table-cell>
          <table:table-cell table:style-name="ce2" office:value-type="string">
            <text:p>Zelie</text:p>
          </table:table-cell>
          <table:table-cell table:style-name="ce2" office:value-type="string">
            <text:p>2D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6" table:style-name="ce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LLA</text:p>
          </table:table-cell>
          <table:table-cell office:value-type="string">
            <text:p>Fanta-Mheta</text:p>
          </table:table-cell>
          <table:table-cell office:value-type="string">
            <text:p>2D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BBIA</text:p>
          </table:table-cell>
          <table:table-cell office:value-type="string">
            <text:p>Margaux</text:p>
          </table:table-cell>
          <table:table-cell office:value-type="string">
            <text:p>2D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ANG</text:p>
          </table:table-cell>
          <table:table-cell office:value-type="string">
            <text:p>Eric</text:p>
          </table:table-cell>
          <table:table-cell office:value-type="string">
            <text:p>2D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CQUARELLI</text:p>
          </table:table-cell>
          <table:table-cell table:style-name="ce1" office:value-type="string">
            <text:p>Victor</text:p>
          </table:table-cell>
          <table:table-cell table:style-name="ce1" office:value-type="string">
            <text:p>2D1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KIR</text:p>
          </table:table-cell>
          <table:table-cell office:value-type="string">
            <text:p>Ece</text:p>
          </table:table-cell>
          <table:table-cell office:value-type="string">
            <text:p>2D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AﾏSSA</text:p>
          </table:table-cell>
          <table:table-cell office:value-type="string">
            <text:p>Maria Dana</text:p>
          </table:table-cell>
          <table:table-cell office:value-type="string">
            <text:p>2D1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Quentin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MTHASIN</text:p>
          </table:table-cell>
          <table:table-cell office:value-type="string">
            <text:p>Rushnal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MISSOUM</text:p>
          </table:table-cell>
          <table:table-cell table:style-name="ce1" office:value-type="string">
            <text:p>Zohra</text:p>
          </table:table-cell>
          <table:table-cell table:style-name="ce1" office:value-type="string">
            <text:p>2D1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RENO MENDES</text:p>
          </table:table-cell>
          <table:table-cell office:value-type="string">
            <text:p>Romeano</text:p>
          </table:table-cell>
          <table:table-cell office:value-type="string">
            <text:p>2D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GUYEN</text:p>
          </table:table-cell>
          <table:table-cell office:value-type="string">
            <text:p>Carole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NHEIRO</text:p>
          </table:table-cell>
          <table:table-cell office:value-type="string">
            <text:p>Oc饌ne</text:p>
          </table:table-cell>
          <table:table-cell office:value-type="string">
            <text:p>2D1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OLLAY KUNDASAMY</text:p>
          </table:table-cell>
          <table:table-cell office:value-type="string">
            <text:p>Kevindra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TANI</text:p>
          </table:table-cell>
          <table:table-cell office:value-type="string">
            <text:p>Dayna</text:p>
          </table:table-cell>
          <table:table-cell office:value-type="string">
            <text:p>2D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HNOUNE</text:p>
          </table:table-cell>
          <table:table-cell office:value-type="string">
            <text:p>Yasmine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RR</text:p>
          </table:table-cell>
          <table:table-cell office:value-type="string">
            <text:p>Khadijatou</text:p>
          </table:table-cell>
          <table:table-cell office:value-type="string">
            <text:p>2D10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VAPALAM</text:p>
          </table:table-cell>
          <table:table-cell office:value-type="string">
            <text:p>Shyamili</text:p>
          </table:table-cell>
          <table:table-cell office:value-type="string">
            <text:p>2D1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</text:p>
          </table:table-cell>
          <table:table-cell office:value-type="string">
            <text:p>Amadou</text:p>
          </table:table-cell>
          <table:table-cell office:value-type="string">
            <text:p>2D1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NOT</text:p>
          </table:table-cell>
          <table:table-cell office:value-type="string">
            <text:p>Jay</text:p>
          </table:table-cell>
          <table:table-cell office:value-type="string">
            <text:p>2D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LIDOR</text:p>
          </table:table-cell>
          <table:table-cell office:value-type="string">
            <text:p>Jadice</text:p>
          </table:table-cell>
          <table:table-cell office:value-type="string">
            <text:p>2D1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UDEGHIDY</text:p>
          </table:table-cell>
          <table:table-cell office:value-type="string">
            <text:p>Ali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OUZAR</text:p>
          </table:table-cell>
          <table:table-cell office:value-type="string">
            <text:p>Sadia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ISSOU</text:p>
          </table:table-cell>
          <table:table-cell office:value-type="string">
            <text:p>Kenza</text:p>
          </table:table-cell>
          <table:table-cell office:value-type="string">
            <text:p>2D1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DGHIOU</text:p>
          </table:table-cell>
          <table:table-cell office:value-type="string">
            <text:p>Sayaline</text:p>
          </table:table-cell>
          <table:table-cell office:value-type="string">
            <text:p>2D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RTINE</text:p>
          </table:table-cell>
          <table:table-cell office:value-type="string">
            <text:p>Jeras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GHRIET</text:p>
          </table:table-cell>
          <table:table-cell office:value-type="string">
            <text:p>Yasmine</text:p>
          </table:table-cell>
          <table:table-cell office:value-type="string">
            <text:p>2D1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RAND</text:p>
          </table:table-cell>
          <table:table-cell office:value-type="string">
            <text:p>Elsa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NAULT</text:p>
          </table:table-cell>
          <table:table-cell office:value-type="string">
            <text:p>Lyes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ZANI</text:p>
          </table:table-cell>
          <table:table-cell office:value-type="string">
            <text:p>Emma</text:p>
          </table:table-cell>
          <table:table-cell office:value-type="string">
            <text:p>2D1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RUKULASURIYA PERIES</text:p>
          </table:table-cell>
          <table:table-cell office:value-type="string">
            <text:p>Arsher-Lye</text:p>
          </table:table-cell>
          <table:table-cell office:value-type="string">
            <text:p>2D1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OUJARI</text:p>
          </table:table-cell>
          <table:table-cell office:value-type="string">
            <text:p>Hayat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LHO MOPIA</text:p>
          </table:table-cell>
          <table:table-cell office:value-type="string">
            <text:p>Alidor-Midas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VA PELENDA</text:p>
          </table:table-cell>
          <table:table-cell office:value-type="string">
            <text:p>Sylvie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YREFORT</text:p>
          </table:table-cell>
          <table:table-cell office:value-type="string">
            <text:p>Lydie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HRAH</text:p>
          </table:table-cell>
          <table:table-cell office:value-type="string">
            <text:p>Sabri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RAGUI</text:p>
          </table:table-cell>
          <table:table-cell office:value-type="string">
            <text:p>Yanis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RIKET</text:p>
          </table:table-cell>
          <table:table-cell office:value-type="string">
            <text:p>Yann</text:p>
          </table:table-cell>
          <table:table-cell office:value-type="string">
            <text:p>2D1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NFICHE</text:p>
          </table:table-cell>
          <table:table-cell office:value-type="string">
            <text:p>Mellina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SSEF</text:p>
          </table:table-cell>
          <table:table-cell office:value-type="string">
            <text:p>Dounia</text:p>
          </table:table-cell>
          <table:table-cell office:value-type="string">
            <text:p>2D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KARI</text:p>
          </table:table-cell>
          <table:table-cell office:value-type="string">
            <text:p>Ounlya</text:p>
          </table:table-cell>
          <table:table-cell office:value-type="string">
            <text:p>2D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DANI</text:p>
          </table:table-cell>
          <table:table-cell office:value-type="string">
            <text:p>Nolan</text:p>
          </table:table-cell>
          <table:table-cell office:value-type="string">
            <text:p>2D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DRU</text:p>
          </table:table-cell>
          <table:table-cell office:value-type="string">
            <text:p>Yohann</text:p>
          </table:table-cell>
          <table:table-cell office:value-type="string">
            <text:p>2D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HAJJI</text:p>
          </table:table-cell>
          <table:table-cell office:value-type="string">
            <text:p>Assia</text:p>
          </table:table-cell>
          <table:table-cell office:value-type="string">
            <text:p>2D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FANA</text:p>
          </table:table-cell>
          <table:table-cell office:value-type="string">
            <text:p>Alimah</text:p>
          </table:table-cell>
          <table:table-cell office:value-type="string">
            <text:p>2D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AHIE</text:p>
          </table:table-cell>
          <table:table-cell table:style-name="ce1" office:value-type="string">
            <text:p>Elvira</text:p>
          </table:table-cell>
          <table:table-cell table:style-name="ce1" office:value-type="string">
            <text:p>2D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NDU WAMBOTE</text:p>
          </table:table-cell>
          <table:table-cell office:value-type="string">
            <text:p>K関in</text:p>
          </table:table-cell>
          <table:table-cell office:value-type="string">
            <text:p>2D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UZONG</text:p>
          </table:table-cell>
          <table:table-cell office:value-type="string">
            <text:p>Matteo</text:p>
          </table:table-cell>
          <table:table-cell office:value-type="string">
            <text:p>2D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RY</text:p>
          </table:table-cell>
          <table:table-cell office:value-type="string">
            <text:p>La雝itia</text:p>
          </table:table-cell>
          <table:table-cell office:value-type="string">
            <text:p>2D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VARES VARELA</text:p>
          </table:table-cell>
          <table:table-cell office:value-type="string">
            <text:p>Elder</text:p>
          </table:table-cell>
          <table:table-cell office:value-type="string">
            <text:p>2D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MAL</text:p>
          </table:table-cell>
          <table:table-cell office:value-type="string">
            <text:p>Youn鑚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BOIGUILLE</text:p>
          </table:table-cell>
          <table:table-cell table:style-name="ce1" office:value-type="string">
            <text:p>Aminata</text:p>
          </table:table-cell>
          <table:table-cell table:style-name="ce1" office:value-type="string">
            <text:p>2D3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ZID</text:p>
          </table:table-cell>
          <table:table-cell office:value-type="string">
            <text:p>Imen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NATE</text:p>
          </table:table-cell>
          <table:table-cell office:value-type="string">
            <text:p>Adam</text:p>
          </table:table-cell>
          <table:table-cell office:value-type="string">
            <text:p>2D3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IS</text:p>
          </table:table-cell>
          <table:table-cell office:value-type="string">
            <text:p>Maria-Beatriz</text:p>
          </table:table-cell>
          <table:table-cell office:value-type="string">
            <text:p>2D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AZAAR</text:p>
          </table:table-cell>
          <table:table-cell office:value-type="string">
            <text:p>Zaki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 OUBBADI</text:p>
          </table:table-cell>
          <table:table-cell/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KASSIMI</text:p>
          </table:table-cell>
          <table:table-cell table:style-name="ce1" office:value-type="string">
            <text:p>Aya</text:p>
          </table:table-cell>
          <table:table-cell table:style-name="ce1" office:value-type="string">
            <text:p>2D3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MOUAL RHAZRANI</text:p>
          </table:table-cell>
          <table:table-cell office:value-type="string">
            <text:p>Hamza</text:p>
          </table:table-cell>
          <table:table-cell office:value-type="string">
            <text:p>2D3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ATO</text:p>
          </table:table-cell>
          <table:table-cell office:value-type="string">
            <text:p>Shyrel</text:p>
          </table:table-cell>
          <table:table-cell office:value-type="string">
            <text:p>2D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PPO</text:p>
          </table:table-cell>
          <table:table-cell office:value-type="string">
            <text:p>Noa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IS</text:p>
          </table:table-cell>
          <table:table-cell office:value-type="string">
            <text:p>Dina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X-WEBSTER</text:p>
          </table:table-cell>
          <table:table-cell office:value-type="string">
            <text:p>Angela</text:p>
          </table:table-cell>
          <table:table-cell office:value-type="string">
            <text:p>2D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CHATOUI</text:p>
          </table:table-cell>
          <table:table-cell office:value-type="string">
            <text:p>Nouredine</text:p>
          </table:table-cell>
          <table:table-cell office:value-type="string">
            <text:p>2D3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ÏT BOUAOUNE</text:p>
          </table:table-cell>
          <table:table-cell office:value-type="string">
            <text:p>Sirine</text:p>
          </table:table-cell>
          <table:table-cell office:value-type="string">
            <text:p>2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AB</text:p>
          </table:table-cell>
          <table:table-cell office:value-type="string">
            <text:p>Camelia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RRAMDANE</text:p>
          </table:table-cell>
          <table:table-cell office:value-type="string">
            <text:p>Majda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ARA</text:p>
          </table:table-cell>
          <table:table-cell office:value-type="string">
            <text:p>Adam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O</text:p>
          </table:table-cell>
          <table:table-cell office:value-type="string">
            <text:p>Clément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BO</text:p>
          </table:table-cell>
          <table:table-cell office:value-type="string">
            <text:p>Lily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IBRAHIM</text:p>
          </table:table-cell>
          <table:table-cell table:style-name="ce1" office:value-type="string">
            <text:p>Sarah</text:p>
          </table:table-cell>
          <table:table-cell table:style-name="ce1" office:value-type="string">
            <text:p>2D4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ELLER</text:p>
          </table:table-cell>
          <table:table-cell office:value-type="string">
            <text:p>Ryan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RSYCK</text:p>
          </table:table-cell>
          <table:table-cell office:value-type="string">
            <text:p>Mattéo</text:p>
          </table:table-cell>
          <table:table-cell office:value-type="string">
            <text:p>2D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RANI</text:p>
          </table:table-cell>
          <table:table-cell office:value-type="string">
            <text:p>Maya</text:p>
          </table:table-cell>
          <table:table-cell office:value-type="string">
            <text:p>2D5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TO COELHO</text:p>
          </table:table-cell>
          <table:table-cell office:value-type="string">
            <text:p>Gabriel</text:p>
          </table:table-cell>
          <table:table-cell office:value-type="string">
            <text:p>2D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LLIR</text:p>
          </table:table-cell>
          <table:table-cell office:value-type="string">
            <text:p>Ameziane</text:p>
          </table:table-cell>
          <table:table-cell office:value-type="string">
            <text:p>2D5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TAHAR</text:p>
          </table:table-cell>
          <table:table-cell office:value-type="string">
            <text:p>In鑣</text:p>
          </table:table-cell>
          <table:table-cell office:value-type="string">
            <text:p>2D5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EN</text:p>
          </table:table-cell>
          <table:table-cell office:value-type="string">
            <text:p>Cl閙entine</text:p>
          </table:table-cell>
          <table:table-cell office:value-type="string">
            <text:p>2D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ON</text:p>
          </table:table-cell>
          <table:table-cell office:value-type="string">
            <text:p>Lila</text:p>
          </table:table-cell>
          <table:table-cell office:value-type="string">
            <text:p>2D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FTAH</text:p>
          </table:table-cell>
          <table:table-cell office:value-type="string">
            <text:p>Mehdi</text:p>
          </table:table-cell>
          <table:table-cell office:value-type="string">
            <text:p>2D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W</text:p>
          </table:table-cell>
          <table:table-cell office:value-type="string">
            <text:p>Maryam</text:p>
          </table:table-cell>
          <table:table-cell office:value-type="string">
            <text:p>2D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ISSA</text:p>
          </table:table-cell>
          <table:table-cell office:value-type="string">
            <text:p>Selma</text:p>
          </table:table-cell>
          <table:table-cell office:value-type="string">
            <text:p>2D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ACH</text:p>
          </table:table-cell>
          <table:table-cell office:value-type="string">
            <text:p>Emna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LI</text:p>
          </table:table-cell>
          <table:table-cell office:value-type="string">
            <text:p>Sofia</text:p>
          </table:table-cell>
          <table:table-cell office:value-type="string">
            <text:p>2D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SILVA MOYO LOURENCO</text:p>
          </table:table-cell>
          <table:table-cell office:value-type="string">
            <text:p>Preston</text:p>
          </table:table-cell>
          <table:table-cell office:value-type="string">
            <text:p>2D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ALLO</text:p>
          </table:table-cell>
          <table:table-cell office:value-type="string">
            <text:p>Sidy</text:p>
          </table:table-cell>
          <table:table-cell office:value-type="string">
            <text:p>2D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DJ MOHAMED</text:p>
          </table:table-cell>
          <table:table-cell office:value-type="string">
            <text:p>Nour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EPHINE-LEROY</text:p>
          </table:table-cell>
          <table:table-cell office:value-type="string">
            <text:p>Taina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elladi</text:p>
          </table:table-cell>
          <table:table-cell office:value-type="string">
            <text:p>ghita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LO TAMBA SHI</text:p>
          </table:table-cell>
          <table:table-cell office:value-type="string">
            <text:p>Ruben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MOUST DE LAFOSSE</text:p>
          </table:table-cell>
          <table:table-cell office:value-type="string">
            <text:p>Remi</text:p>
          </table:table-cell>
          <table:table-cell office:value-type="string">
            <text:p>2D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AFI</text:p>
          </table:table-cell>
          <table:table-cell office:value-type="string">
            <text:p>Ikram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ALA</text:p>
          </table:table-cell>
          <table:table-cell office:value-type="string">
            <text:p>Sorelle</text:p>
          </table:table-cell>
          <table:table-cell office:value-type="string">
            <text:p>2D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E</text:p>
          </table:table-cell>
          <table:table-cell office:value-type="string">
            <text:p>Keyena</text:p>
          </table:table-cell>
          <table:table-cell office:value-type="string">
            <text:p>2D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UNGENGA</text:p>
          </table:table-cell>
          <table:table-cell office:value-type="string">
            <text:p>S閜hora</text:p>
          </table:table-cell>
          <table:table-cell office:value-type="string">
            <text:p>2D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BBAR</text:p>
          </table:table-cell>
          <table:table-cell office:value-type="string">
            <text:p>Walid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BBAR</text:p>
          </table:table-cell>
          <table:table-cell office:value-type="string">
            <text:p>Youn鑣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USSI</text:p>
          </table:table-cell>
          <table:table-cell office:value-type="string">
            <text:p>Younous</text:p>
          </table:table-cell>
          <table:table-cell office:value-type="string">
            <text:p>2D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ILLY</text:p>
          </table:table-cell>
          <table:table-cell office:value-type="string">
            <text:p>Ange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DARGA</text:p>
          </table:table-cell>
          <table:table-cell office:value-type="string">
            <text:p>Othman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RENANE</text:p>
          </table:table-cell>
          <table:table-cell office:value-type="string">
            <text:p>Youcef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RREA</text:p>
          </table:table-cell>
          <table:table-cell office:value-type="string">
            <text:p>Kylian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GAND</text:p>
          </table:table-cell>
          <table:table-cell office:value-type="string">
            <text:p>Neymi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IALA</text:p>
          </table:table-cell>
          <table:table-cell office:value-type="string">
            <text:p>Ayoub</text:p>
          </table:table-cell>
          <table:table-cell office:value-type="string">
            <text:p>2D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BUANDA</text:p>
          </table:table-cell>
          <table:table-cell office:value-type="string">
            <text:p>Arson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LENKOVIC</text:p>
          </table:table-cell>
          <table:table-cell office:value-type="string">
            <text:p>Nikola</text:p>
          </table:table-cell>
          <table:table-cell office:value-type="string">
            <text:p>2D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'GANGA</text:p>
          </table:table-cell>
          <table:table-cell office:value-type="string">
            <text:p>Shecylia</text:p>
          </table:table-cell>
          <table:table-cell office:value-type="string">
            <text:p>2D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</text:p>
          </table:table-cell>
          <table:table-cell office:value-type="string">
            <text:p>Clovis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AIN</text:p>
          </table:table-cell>
          <table:table-cell office:value-type="string">
            <text:p>Gregoire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PISAILOVIC</text:p>
          </table:table-cell>
          <table:table-cell office:value-type="string">
            <text:p>T饌-Anna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BLA</text:p>
          </table:table-cell>
          <table:table-cell office:value-type="string">
            <text:p>Alexandre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CHOTCHOE LEJARAZU</text:p>
          </table:table-cell>
          <table:table-cell office:value-type="string">
            <text:p>Auria</text:p>
          </table:table-cell>
          <table:table-cell office:value-type="string">
            <text:p>2D7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E</text:p>
          </table:table-cell>
          <table:table-cell office:value-type="string">
            <text:p>Jeline</text:p>
          </table:table-cell>
          <table:table-cell office:value-type="string">
            <text:p>2D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ISTY</text:p>
          </table:table-cell>
          <table:table-cell office:value-type="string">
            <text:p>Aventin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MBA</text:p>
          </table:table-cell>
          <table:table-cell office:value-type="string">
            <text:p>Jessica</text:p>
          </table:table-cell>
          <table:table-cell office:value-type="string">
            <text:p>2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DIN</text:p>
          </table:table-cell>
          <table:table-cell office:value-type="string">
            <text:p>Julie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N RHOUMA</text:p>
          </table:table-cell>
          <table:table-cell office:value-type="string">
            <text:p>Adem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OTOIS</text:p>
          </table:table-cell>
          <table:table-cell office:value-type="string">
            <text:p>Benjamin</text:p>
          </table:table-cell>
          <table:table-cell office:value-type="string">
            <text:p>2D8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GGIO</text:p>
          </table:table-cell>
          <table:table-cell office:value-type="string">
            <text:p>Malcom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AVALLE</text:p>
          </table:table-cell>
          <table:table-cell office:value-type="string">
            <text:p>Nicolas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UZIAUX</text:p>
          </table:table-cell>
          <table:table-cell office:value-type="string">
            <text:p>Ilias</text:p>
          </table:table-cell>
          <table:table-cell office:value-type="string">
            <text:p>2D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FEVRE</text:p>
          </table:table-cell>
          <table:table-cell office:value-type="string">
            <text:p>Maud</text:p>
          </table:table-cell>
          <table:table-cell office:value-type="string">
            <text:p>2D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GIN</text:p>
          </table:table-cell>
          <table:table-cell office:value-type="string">
            <text:p>Corentin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UMEN MOKHTARY</text:p>
          </table:table-cell>
          <table:table-cell office:value-type="string">
            <text:p>Aya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NTIFI</text:p>
          </table:table-cell>
          <table:table-cell table:style-name="ce1" office:value-type="string">
            <text:p>Fatima</text:p>
          </table:table-cell>
          <table:table-cell table:style-name="ce1" office:value-type="string">
            <text:p>2D8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IBI</text:p>
          </table:table-cell>
          <table:table-cell office:value-type="string">
            <text:p>Aya</text:p>
          </table:table-cell>
          <table:table-cell office:value-type="string">
            <text:p>2D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KI</text:p>
          </table:table-cell>
          <table:table-cell office:value-type="string">
            <text:p>Nadia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THAYAKUMAR</text:p>
          </table:table-cell>
          <table:table-cell office:value-type="string">
            <text:p>Jeshtina</text:p>
          </table:table-cell>
          <table:table-cell office:value-type="string">
            <text:p>2D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SSOUF</text:p>
          </table:table-cell>
          <table:table-cell office:value-type="string">
            <text:p>Fani</text:p>
          </table:table-cell>
          <table:table-cell office:value-type="string">
            <text:p>2D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TTAR</text:p>
          </table:table-cell>
          <table:table-cell office:value-type="string">
            <text:p>Mohamed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MASALAMEH</text:p>
          </table:table-cell>
          <table:table-cell office:value-type="string">
            <text:p>Neil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ROUALI</text:p>
          </table:table-cell>
          <table:table-cell office:value-type="string">
            <text:p>Rayan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 CUNHA TINOCO</text:p>
          </table:table-cell>
          <table:table-cell office:value-type="string">
            <text:p>Alex</text:p>
          </table:table-cell>
          <table:table-cell office:value-type="string">
            <text:p>2D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NIEL PETER SELVARAJAH</text:p>
          </table:table-cell>
          <table:table-cell office:value-type="string">
            <text:p>Jerusha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VDARIANI</text:p>
          </table:table-cell>
          <table:table-cell office:value-type="string">
            <text:p>Tornike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NAIN</text:p>
          </table:table-cell>
          <table:table-cell office:value-type="string">
            <text:p>Tom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ECHEVERRY HERNANDEZ</text:p>
          </table:table-cell>
          <table:table-cell table:style-name="ce1" office:value-type="string">
            <text:p>Esmeralda</text:p>
          </table:table-cell>
          <table:table-cell table:style-name="ce1" office:value-type="string">
            <text:p>2D9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EL HADOUTI</text:p>
          </table:table-cell>
          <table:table-cell table:style-name="ce1" office:value-type="string">
            <text:p>Shaima</text:p>
          </table:table-cell>
          <table:table-cell table:style-name="ce1" office:value-type="string">
            <text:p>2D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OHIC</text:p>
          </table:table-cell>
          <table:table-cell office:value-type="string">
            <text:p>David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LEQUATRE</text:p>
          </table:table-cell>
          <table:table-cell table:style-name="ce1" office:value-type="string">
            <text:p>Louis</text:p>
          </table:table-cell>
          <table:table-cell table:style-name="ce1" office:value-type="string">
            <text:p>2D9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HMOUDI BLAISE</text:p>
          </table:table-cell>
          <table:table-cell office:value-type="string">
            <text:p>Eden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ROT</text:p>
          </table:table-cell>
          <table:table-cell office:value-type="string">
            <text:p>Amandine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NOUMI</text:p>
          </table:table-cell>
          <table:table-cell table:style-name="ce1" office:value-type="string">
            <text:p>Lila</text:p>
          </table:table-cell>
          <table:table-cell table:style-name="ce1" office:value-type="string">
            <text:p>2D9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TSOUANT</text:p>
          </table:table-cell>
          <table:table-cell office:value-type="string">
            <text:p>Zakarya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PHILIPPE</text:p>
          </table:table-cell>
          <table:table-cell table:style-name="ce1" office:value-type="string">
            <text:p>Emma-Noa</text:p>
          </table:table-cell>
          <table:table-cell table:style-name="ce1" office:value-type="string">
            <text:p>2D9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Kenneth</text:p>
          </table:table-cell>
          <table:table-cell office:value-type="string">
            <text:p>2D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SOMBRUN</text:p>
          </table:table-cell>
          <table:table-cell table:style-name="ce3" office:value-type="string">
            <text:p>Matteo</text:p>
          </table:table-cell>
          <table:table-cell table:style-name="ce3" office:value-type="string">
            <text:p>2D9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UDANT</text:p>
          </table:table-cell>
          <table:table-cell office:value-type="string">
            <text:p>Yannis</text:p>
          </table:table-cell>
          <table:table-cell office:value-type="string">
            <text:p>2D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SLENKO</text:p>
          </table:table-cell>
          <table:table-cell office:value-type="string">
            <text:p>X閚ia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SSOUF</text:p>
          </table:table-cell>
          <table:table-cell office:value-type="string">
            <text:p>Rayid</text:p>
          </table:table-cell>
          <table:table-cell office:value-type="string">
            <text:p>2D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NADILLA</text:p>
          </table:table-cell>
          <table:table-cell office:value-type="string">
            <text:p>Glerwin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AISSE</text:p>
          </table:table-cell>
          <table:table-cell office:value-type="string">
            <text:p>Ismael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NAWAR</text:p>
          </table:table-cell>
          <table:table-cell office:value-type="string">
            <text:p>Baria</text:p>
          </table:table-cell>
          <table:table-cell office:value-type="string">
            <text:p>2D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formula="of:=SUM([.A4:.A164])" office:value-type="float" office:value="160">
            <text:p>160</text:p>
          </table:table-cell>
          <table:table-cell table:number-columns-repeated="3"/>
          <table:table-cell table:formula="of:=SUM([.E4:.E164])" office:value-type="float" office:value="3">
            <text:p>3</text:p>
          </table:table-cell>
          <table:table-cell table:formula="of:=SUM([.F4:.F164])" office:value-type="float" office:value="27">
            <text:p>27</text:p>
          </table:table-cell>
          <table:table-cell table:formula="of:=SUM([.G4:.G164])" office:value-type="float" office:value="65">
            <text:p>65</text:p>
          </table:table-cell>
          <table:table-cell table:formula="of:=SUM([.H4:.H164])" office:value-type="float" office:value="61">
            <text:p>61</text:p>
          </table:table-cell>
          <table:table-cell table:formula="of:=SUM([.I4:.I164])" office:value-type="float" office:value="74">
            <text:p>74</text:p>
          </table:table-cell>
          <table:table-cell table:formula="of:=SUM([.J4:.J164])" office:value-type="float" office:value="84">
            <text:p>84</text:p>
          </table:table-cell>
          <table:table-cell table:formula="of:=SUM([.K4:.K164])" office:value-type="float" office:value="58">
            <text:p>58</text:p>
          </table:table-cell>
          <table:table-cell table:formula="of:=SUM([.L4:.L164])" office:value-type="float" office:value="58">
            <text:p>58</text:p>
          </table:table-cell>
          <table:table-cell table:formula="of:=SUM([.M4:.M164])" office:value-type="float" office:value="21">
            <text:p>21</text:p>
          </table:table-cell>
          <table:table-cell table:formula="of:=SUM([.N4:.N164])" office:value-type="float" office:value="31">
            <text:p>31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rts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+[.E165]" office:value-type="float" office:value="3">
            <text:p>3</text:p>
          </table:table-cell>
          <table:table-cell table:formula="of:=+[.F165]" office:value-type="float" office:value="27">
            <text:p>27</text:p>
          </table:table-cell>
          <table:table-cell table:formula="of:=+[.G165]" office:value-type="float" office:value="65">
            <text:p>65</text:p>
          </table:table-cell>
          <table:table-cell table:formula="of:=+[.H165]" office:value-type="float" office:value="61">
            <text:p>61</text:p>
          </table:table-cell>
          <table:table-cell table:formula="of:=+[.I165]" office:value-type="float" office:value="74">
            <text:p>74</text:p>
          </table:table-cell>
          <table:table-cell table:formula="of:=+[.J165]" office:value-type="float" office:value="84">
            <text:p>84</text:p>
          </table:table-cell>
          <table:table-cell table:formula="of:=+[.K165]" office:value-type="float" office:value="58">
            <text:p>58</text:p>
          </table:table-cell>
          <table:table-cell table:formula="of:=+[.L165]" office:value-type="float" office:value="58">
            <text:p>58</text:p>
          </table:table-cell>
          <table:table-cell table:formula="of:=+[.M165]" office:value-type="float" office:value="21">
            <text:p>21</text:p>
          </table:table-cell>
          <table:table-cell table:formula="of:=+[.N165]" office:value-type="float" office:value="31">
            <text:p>31</text:p>
          </table:table-cell>
          <table:table-cell table:number-columns-repeated="101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Base.$A$1" table:cell-range-address="$Base.$A$3:.$R$162"/>
        </table:named-expressions>
      </table:table>
      <table:table table:name="1G1" table:style-name="ta8" table:print="false">
        <office:forms form:automatic-focus="false" form:apply-design-mode="false"/>
        <table:table-column table:style-name="co1" table:default-cell-style-name="Excel_20_Built-in_20_Normal"/>
        <table:table-column table:style-name="co13" table:default-cell-style-name="Excel_20_Built-in_20_Normal"/>
        <table:table-column table:style-name="co1" table:number-columns-repeated="1021" table:default-cell-style-name="Excel_20_Built-in_20_Normal"/>
        <table:table-column table:style-name="co1" table:default-cell-style-name="Default"/>
        <table:table-row table:style-name="ro4"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Sexe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AMKCHER</text:p>
          </table:table-cell>
          <table:table-cell table:style-name="Default" office:value-type="string">
            <text:p>Ayoub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JOSEPH</text:p>
          </table:table-cell>
          <table:table-cell table:style-name="Default" office:value-type="string">
            <text:p>Charlott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LANGLADE</text:p>
          </table:table-cell>
          <table:table-cell table:style-name="Default" office:value-type="string">
            <text:p>Axel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ZHANG</text:p>
          </table:table-cell>
          <table:table-cell table:style-name="Default" office:value-type="string">
            <text:p>Eric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ACOUZAR</text:p>
          </table:table-cell>
          <table:table-cell table:style-name="Default" office:value-type="string">
            <text:p>Sadi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AISSOU</text:p>
          </table:table-cell>
          <table:table-cell table:style-name="Default" office:value-type="string">
            <text:p>Kenz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BEDGHIOU</text:p>
          </table:table-cell>
          <table:table-cell table:style-name="Default" office:value-type="string">
            <text:p>Sayal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LAOUJARI</text:p>
          </table:table-cell>
          <table:table-cell table:style-name="Default" office:value-type="string">
            <text:p>Hayat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CHADRU</text:p>
          </table:table-cell>
          <table:table-cell table:style-name="Default" office:value-type="string">
            <text:p>Yohan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EL AZAAR</text:p>
          </table:table-cell>
          <table:table-cell table:style-name="Default" office:value-type="string">
            <text:p>Zaki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KASSIMI</text:p>
          </table:table-cell>
          <table:table-cell table:style-name="Default" office:value-type="string">
            <text:p>Ay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OUATO</text:p>
          </table:table-cell>
          <table:table-cell table:style-name="Default" office:value-type="string">
            <text:p>Shyrel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ECHATOUI</text:p>
          </table:table-cell>
          <table:table-cell table:style-name="Default" office:value-type="string">
            <text:p>Nouredine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ARAB</text:p>
          </table:table-cell>
          <table:table-cell table:style-name="Default" office:value-type="string">
            <text:p>Cameli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IBO</text:p>
          </table:table-cell>
          <table:table-cell table:style-name="Default" office:value-type="string">
            <text:p>Lily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KELLER</text:p>
          </table:table-cell>
          <table:table-cell table:style-name="Default" office:value-type="string">
            <text:p>Rya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BASTO COELHO</text:p>
          </table:table-cell>
          <table:table-cell table:style-name="Default" office:value-type="string">
            <text:p>Gabriel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LAFTAH</text:p>
          </table:table-cell>
          <table:table-cell table:style-name="Default" office:value-type="string">
            <text:p>Mehdi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AISSA</text:p>
          </table:table-cell>
          <table:table-cell table:style-name="Default" office:value-type="string">
            <text:p>Selm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LELO TAMBA SHI</text:p>
          </table:table-cell>
          <table:table-cell table:style-name="Default" office:value-type="string">
            <text:p>Rube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DAGAND</text:p>
          </table:table-cell>
          <table:table-cell table:style-name="Default" office:value-type="string">
            <text:p>Neymi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PARAIN</text:p>
          </table:table-cell>
          <table:table-cell table:style-name="Default" office:value-type="string">
            <text:p>Gregoire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BEN RHOUMA</text:p>
          </table:table-cell>
          <table:table-cell table:style-name="Default" office:value-type="string">
            <text:p>Adem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HOUZIAUX</text:p>
          </table:table-cell>
          <table:table-cell table:style-name="Default" office:value-type="string">
            <text:p>Ilias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MONGIN</text:p>
          </table:table-cell>
          <table:table-cell table:style-name="Default" office:value-type="string">
            <text:p>Corenti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EL HADOUTI</text:p>
          </table:table-cell>
          <table:table-cell table:style-name="Default" office:value-type="string">
            <text:p>Shaim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SUSLENKO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MUNAWAR</text:p>
          </table:table-cell>
          <table:table-cell table:style-name="Default" office:value-type="string">
            <text:p>Bari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G2" table:style-name="ta3" table:print="false">
        <office:forms form:automatic-focus="false" form:apply-design-mode="false"/>
        <table:table-column table:style-name="co1" table:number-columns-repeated="1022" table:default-cell-style-name="Excel_20_Built-in_20_Normal"/>
        <table:table-column table:style-name="co1" table:number-columns-repeated="2" table:default-cell-style-name="Default"/>
        <table:table-row table:style-name="ro5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Sexe</text:p>
          </table:table-cell>
          <table:table-cell office:value-type="string">
            <text:p>HLP</text:p>
          </table:table-cell>
          <table:table-cell office:value-type="string">
            <text:p>HG/Geopo</text:p>
          </table:table-cell>
          <table:table-cell office:value-type="string">
            <text:p>LLCE</text:p>
          </table:table-cell>
          <table:table-cell office:value-type="string">
            <text:p>SES</text:p>
          </table:table-cell>
          <table:table-cell office:value-type="string">
            <text:p>Maths</text:p>
          </table:table-cell>
          <table:table-cell office:value-type="string">
            <text:p>phy</text:p>
          </table:table-cell>
          <table:table-cell office:value-type="string">
            <text:p>svt</text:p>
          </table:table-cell>
          <table:table-cell office:value-type="string">
            <text:p>SI</text:p>
          </table:table-cell>
          <table:table-cell office:value-type="string">
            <text:p>NSI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EL HOUARI</text:p>
          </table:table-cell>
          <table:table-cell table:style-name="Default" office:value-type="string">
            <text:p>Scheim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ENASSA</text:p>
          </table:table-cell>
          <table:table-cell table:style-name="Default" office:value-type="string">
            <text:p>Maria Dan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THENOT</text:p>
          </table:table-cell>
          <table:table-cell table:style-name="Default" office:value-type="string">
            <text:p>Jay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COLLIDOR</text:p>
          </table:table-cell>
          <table:table-cell table:style-name="Default" office:value-type="string">
            <text:p>Jadic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ILHO MOPIA</text:p>
          </table:table-cell>
          <table:table-cell table:style-name="Default" office:value-type="string">
            <text:p>Alidor-Mida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EDANI</text:p>
          </table:table-cell>
          <table:table-cell table:style-name="Default" office:value-type="string">
            <text:p>Nolan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AMAL</text:p>
          </table:table-cell>
          <table:table-cell table:style-name="Default" office:value-type="string">
            <text:p>Younés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RIS</text:p>
          </table:table-cell>
          <table:table-cell table:style-name="Default" office:value-type="string">
            <text:p>Maria-Beatriz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PUPPO</text:p>
          </table:table-cell>
          <table:table-cell table:style-name="Default" office:value-type="string">
            <text:p>Noa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CHAARA</text:p>
          </table:table-cell>
          <table:table-cell table:style-name="Default" office:value-type="string">
            <text:p>Adam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AMRANI</text:p>
          </table:table-cell>
          <table:table-cell table:style-name="Default" office:value-type="string">
            <text:p>May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ASILVA MOYO LOURENCO</text:p>
          </table:table-cell>
          <table:table-cell table:style-name="Default" office:value-type="string">
            <text:p>Presto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AAFI</text:p>
          </table:table-cell>
          <table:table-cell table:style-name="Default" office:value-type="string">
            <text:p>Ikram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ANE</text:p>
          </table:table-cell>
          <table:table-cell table:style-name="Default" office:value-type="string">
            <text:p>Keyen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JIALA</text:p>
          </table:table-cell>
          <table:table-cell table:style-name="Default" office:value-type="string">
            <text:p>Ayoub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YE</text:p>
          </table:table-cell>
          <table:table-cell table:style-name="Default" office:value-type="string">
            <text:p>Jel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ARDIN</text:p>
          </table:table-cell>
          <table:table-cell table:style-name="Default" office:value-type="string">
            <text:p>Julie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TAIBI</text:p>
          </table:table-cell>
          <table:table-cell table:style-name="Default" office:value-type="string">
            <text:p>Ay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UTHAYAKUMAR</text:p>
          </table:table-cell>
          <table:table-cell table:style-name="Default" office:value-type="string">
            <text:p>Jeshtin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A CUNHA TINOCO</text:p>
          </table:table-cell>
          <table:table-cell table:style-name="Default" office:value-type="string">
            <text:p>Alex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ECHEVERRY HERNANDEZ</text:p>
          </table:table-cell>
          <table:table-cell table:style-name="Default" office:value-type="string">
            <text:p>Esmerald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OUAISSE</text:p>
          </table:table-cell>
          <table:table-cell table:style-name="Default" office:value-type="string">
            <text:p>Ismael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G3" table:style-name="ta4" table:print="false">
        <office:forms form:automatic-focus="false" form:apply-design-mode="false"/>
        <table:table-column table:style-name="co1" table:number-columns-repeated="1022" table:default-cell-style-name="Excel_20_Built-in_20_Normal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EL AOUAD</text:p>
          </table:table-cell>
          <table:table-cell table:style-name="Default" office:value-type="string">
            <text:p>Yassine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RISSELET</text:p>
          </table:table-cell>
          <table:table-cell table:style-name="Default" office:value-type="string">
            <text:p>Zeli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YLLA</text:p>
          </table:table-cell>
          <table:table-cell table:style-name="Default" office:value-type="string">
            <text:p>Fanta-Mhet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IMTHASIN</text:p>
          </table:table-cell>
          <table:table-cell table:style-name="Default" office:value-type="string">
            <text:p>Rushnal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NGUYEN</text:p>
          </table:table-cell>
          <table:table-cell table:style-name="Default" office:value-type="string">
            <text:p>Carole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POOLLAY KUNDASAMY</text:p>
          </table:table-cell>
          <table:table-cell table:style-name="Default" office:value-type="string">
            <text:p>Kevindr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AHNOUNE</text:p>
          </table:table-cell>
          <table:table-cell table:style-name="Default" office:value-type="string">
            <text:p>Yasmine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URAND</text:p>
          </table:table-cell>
          <table:table-cell table:style-name="Default" office:value-type="string">
            <text:p>Els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INZANI</text:p>
          </table:table-cell>
          <table:table-cell table:style-name="Default" office:value-type="string">
            <text:p>Emm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TENFICHE</text:p>
          </table:table-cell>
          <table:table-cell table:style-name="Default" office:value-type="string">
            <text:p>Mellin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FOFANA</text:p>
          </table:table-cell>
          <table:table-cell table:style-name="Default" office:value-type="string">
            <text:p>Alimah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GAHIE</text:p>
          </table:table-cell>
          <table:table-cell table:style-name="Default" office:value-type="string">
            <text:p>Elvir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OUZONG</text:p>
          </table:table-cell>
          <table:table-cell table:style-name="Default" office:value-type="string">
            <text:p>Matteo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IX-WEBSTER</text:p>
          </table:table-cell>
          <table:table-cell table:style-name="Default" office:value-type="string">
            <text:p>Angel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GUO</text:p>
          </table:table-cell>
          <table:table-cell table:style-name="Default" office:value-type="string">
            <text:p>Clément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VERSYCK</text:p>
          </table:table-cell>
          <table:table-cell table:style-name="Default" office:value-type="string">
            <text:p>Mattéo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ENTAHAR</text:p>
          </table:table-cell>
          <table:table-cell table:style-name="Default" office:value-type="string">
            <text:p>Inès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CHEN</text:p>
          </table:table-cell>
          <table:table-cell table:style-name="Default" office:value-type="string">
            <text:p>Clément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JOSEPHINE-LEROY</text:p>
          </table:table-cell>
          <table:table-cell table:style-name="Default" office:value-type="string">
            <text:p>Tain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ABBAR</text:p>
          </table:table-cell>
          <table:table-cell table:style-name="Default" office:value-type="string">
            <text:p>Younè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OURENANE</text:p>
          </table:table-cell>
          <table:table-cell table:style-name="Default" office:value-type="string">
            <text:p>Youcef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KIBUANDA</text:p>
          </table:table-cell>
          <table:table-cell table:style-name="Default" office:value-type="string">
            <text:p>Arso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PAN</text:p>
          </table:table-cell>
          <table:table-cell table:style-name="Default" office:value-type="string">
            <text:p>Clovi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AMBA</text:p>
          </table:table-cell>
          <table:table-cell table:style-name="Default" office:value-type="string">
            <text:p>Jessic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IOTOIS</text:p>
          </table:table-cell>
          <table:table-cell table:style-name="Default" office:value-type="string">
            <text:p>Benjamin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OUMEN MOKHTARY</text:p>
          </table:table-cell>
          <table:table-cell table:style-name="Default" office:value-type="string">
            <text:p>Ay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AATTAR</text:p>
          </table:table-cell>
          <table:table-cell table:style-name="Default" office:value-type="string">
            <text:p>Mohamed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EVDARIANI</text:p>
          </table:table-cell>
          <table:table-cell table:style-name="Default" office:value-type="string">
            <text:p>Tornik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ONAIN</text:p>
          </table:table-cell>
          <table:table-cell table:style-name="Default" office:value-type="string">
            <text:p>Tom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PHILIPPE</text:p>
          </table:table-cell>
          <table:table-cell table:style-name="Default" office:value-type="string">
            <text:p>Emma-No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G4" table:style-name="ta5" table:print="false">
        <office:forms form:automatic-focus="false" form:apply-design-mode="false"/>
        <table:table-column table:style-name="co1" table:number-columns-repeated="1022" table:default-cell-style-name="Excel_20_Built-in_20_Normal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ALMASSI</text:p>
          </table:table-cell>
          <table:table-cell table:style-name="Default" office:value-type="string">
            <text:p>Nasr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ISSOUM</text:p>
          </table:table-cell>
          <table:table-cell table:style-name="Default" office:value-type="string">
            <text:p>Zohr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PINHEIRO</text:p>
          </table:table-cell>
          <table:table-cell table:style-name="Default" office:value-type="string">
            <text:p>Océa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RAMTANI</text:p>
          </table:table-cell>
          <table:table-cell table:style-name="Default" office:value-type="string">
            <text:p>Dayn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ARR</text:p>
          </table:table-cell>
          <table:table-cell table:style-name="Default" office:value-type="string">
            <text:p>Khadijatou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IVAPALAM</text:p>
          </table:table-cell>
          <table:table-cell table:style-name="Default" office:value-type="string">
            <text:p>Shyamili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ABOUDEGHIDY</text:p>
          </table:table-cell>
          <table:table-cell table:style-name="Default" office:value-type="string">
            <text:p>Ali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TARIKET</text:p>
          </table:table-cell>
          <table:table-cell table:style-name="Default" office:value-type="string">
            <text:p>Yan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AKARI</text:p>
          </table:table-cell>
          <table:table-cell table:style-name="Default" office:value-type="string">
            <text:p>Ounly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EL HAJJI</text:p>
          </table:table-cell>
          <table:table-cell table:style-name="Default" office:value-type="string">
            <text:p>Assi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OIGUILLE</text:p>
          </table:table-cell>
          <table:table-cell table:style-name="Default" office:value-type="string">
            <text:p>Aminat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CHANATE</text:p>
          </table:table-cell>
          <table:table-cell table:style-name="Default" office:value-type="string">
            <text:p>Adam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LAMOUAL RHAZRANI</text:p>
          </table:table-cell>
          <table:table-cell table:style-name="Default" office:value-type="string">
            <text:p>Hamz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RAIS</text:p>
          </table:table-cell>
          <table:table-cell table:style-name="Default" office:value-type="string">
            <text:p>Din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IBRAHIM</text:p>
          </table:table-cell>
          <table:table-cell table:style-name="Default" office:value-type="string">
            <text:p>Sarah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ELLIR</text:p>
          </table:table-cell>
          <table:table-cell table:style-name="Default" office:value-type="string">
            <text:p>Ameziane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Khelladi</text:p>
          </table:table-cell>
          <table:table-cell table:style-name="Default" office:value-type="string">
            <text:p>ghit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OUSSI</text:p>
          </table:table-cell>
          <table:table-cell table:style-name="Default" office:value-type="string">
            <text:p>Younou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AILLY</text:p>
          </table:table-cell>
          <table:table-cell table:style-name="Default" office:value-type="string">
            <text:p>Ang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CORREA</text:p>
          </table:table-cell>
          <table:table-cell table:style-name="Default" office:value-type="string">
            <text:p>Kylia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N'GANGA</text:p>
          </table:table-cell>
          <table:table-cell table:style-name="Default" office:value-type="string">
            <text:p>Shecyli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TRIKI</text:p>
          </table:table-cell>
          <table:table-cell table:style-name="Default" office:value-type="string">
            <text:p>Nadi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ANIEL PETER SELVARAJAH</text:p>
          </table:table-cell>
          <table:table-cell table:style-name="Default" office:value-type="string">
            <text:p>Jerusha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FLOHIC</text:p>
          </table:table-cell>
          <table:table-cell table:style-name="Default" office:value-type="string">
            <text:p>David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LEQUATRE</text:p>
          </table:table-cell>
          <table:table-cell table:style-name="Default" office:value-type="string">
            <text:p>Louis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NEROT</text:p>
          </table:table-cell>
          <table:table-cell table:style-name="Default" office:value-type="string">
            <text:p>Amand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NOUMI</text:p>
          </table:table-cell>
          <table:table-cell table:style-name="Default" office:value-type="string">
            <text:p>Lil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IMON</text:p>
          </table:table-cell>
          <table:table-cell table:style-name="Default" office:value-type="string">
            <text:p>Kenneth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G5" table:style-name="ta6" table:print="false">
        <office:forms form:automatic-focus="false" form:apply-design-mode="false"/>
        <table:table-column table:style-name="co14" table:default-cell-style-name="Excel_20_Built-in_20_Normal"/>
        <table:table-column table:style-name="co1" table:number-columns-repeated="1022" table:default-cell-style-name="Excel_20_Built-in_20_Normal"/>
        <table:table-column table:style-name="co1" table:default-cell-style-name="Default"/>
        <table:table-row table:style-name="ro1">
          <table:table-cell table:style-name="Default" office:value-type="string">
            <text:p>ACQUARELLI</text:p>
          </table:table-cell>
          <table:table-cell table:style-name="Default" office:value-type="string">
            <text:p>Victor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AKIR</text:p>
          </table:table-cell>
          <table:table-cell table:style-name="Default" office:value-type="string">
            <text:p>Ec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COLIN</text:p>
          </table:table-cell>
          <table:table-cell table:style-name="Default" office:value-type="string">
            <text:p>Quenti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ORENO MENDES</text:p>
          </table:table-cell>
          <table:table-cell table:style-name="Default" office:value-type="string">
            <text:p>Romeano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Y</text:p>
          </table:table-cell>
          <table:table-cell table:style-name="Default" office:value-type="string">
            <text:p>Amadou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OUGHRIET</text:p>
          </table:table-cell>
          <table:table-cell table:style-name="Default" office:value-type="string">
            <text:p>Yasm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ESNAULT</text:p>
          </table:table-cell>
          <table:table-cell table:style-name="Default" office:value-type="string">
            <text:p>Lyes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PAVA PELENDA</text:p>
          </table:table-cell>
          <table:table-cell table:style-name="Default" office:value-type="string">
            <text:p>Sylvie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REGRAGUI</text:p>
          </table:table-cell>
          <table:table-cell table:style-name="Default" office:value-type="string">
            <text:p>Yani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YOUSSEF</text:p>
          </table:table-cell>
          <table:table-cell table:style-name="Default" office:value-type="string">
            <text:p>Douni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LANDU WAMBOTE</text:p>
          </table:table-cell>
          <table:table-cell table:style-name="Default" office:value-type="string">
            <text:p>Kévin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ERY</text:p>
          </table:table-cell>
          <table:table-cell table:style-name="Default" office:value-type="string">
            <text:p>Laétiti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TAVARES VARELA</text:p>
          </table:table-cell>
          <table:table-cell table:style-name="Default" office:value-type="string">
            <text:p>Elder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El OUBBADI</text:p>
          </table:table-cell>
          <table:table-cell table:style-name="Default" office:value-type="string">
            <text:p>prenom manquant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HUON</text:p>
          </table:table-cell>
          <table:table-cell table:style-name="Default" office:value-type="string">
            <text:p>Lil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IALLO</text:p>
          </table:table-cell>
          <table:table-cell table:style-name="Default" office:value-type="string">
            <text:p>Sidy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UNGENGA</text:p>
          </table:table-cell>
          <table:table-cell table:style-name="Default" office:value-type="string">
            <text:p>Séphora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OUDARGA</text:p>
          </table:table-cell>
          <table:table-cell table:style-name="Default" office:value-type="string">
            <text:p>Othma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POPISAILOVIC</text:p>
          </table:table-cell>
          <table:table-cell table:style-name="Default" office:value-type="string">
            <text:p>Téa-Ann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RAMBLA</text:p>
          </table:table-cell>
          <table:table-cell table:style-name="Default" office:value-type="string">
            <text:p>Alexandr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ELAVALLE</text:p>
          </table:table-cell>
          <table:table-cell table:style-name="Default" office:value-type="string">
            <text:p>Nicolas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LEFEVRE</text:p>
          </table:table-cell>
          <table:table-cell table:style-name="Default" office:value-type="string">
            <text:p>Maud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NTIFI</text:p>
          </table:table-cell>
          <table:table-cell table:style-name="Default" office:value-type="string">
            <text:p>Fatima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YOUSSOUF</text:p>
          </table:table-cell>
          <table:table-cell table:style-name="Default" office:value-type="string">
            <text:p>Rayid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ALMASALAMEH</text:p>
          </table:table-cell>
          <table:table-cell table:style-name="Default" office:value-type="string">
            <text:p>Neil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CHAROUALI</text:p>
          </table:table-cell>
          <table:table-cell table:style-name="Default" office:value-type="string">
            <text:p>Raya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OUTSOUANT</text:p>
          </table:table-cell>
          <table:table-cell table:style-name="Default" office:value-type="string">
            <text:p>Zakarya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OMBRUN</text:p>
          </table:table-cell>
          <table:table-cell table:style-name="Default" office:value-type="string">
            <text:p>Matteo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OUDANT</text:p>
          </table:table-cell>
          <table:table-cell table:style-name="Default" office:value-type="string">
            <text:p>Yannis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G6" table:style-name="ta7" table:print="false">
        <office:forms form:automatic-focus="false" form:apply-design-mode="false"/>
        <table:table-column table:style-name="co1" table:number-columns-repeated="1022" table:default-cell-style-name="Excel_20_Built-in_20_Normal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LANUSSE</text:p>
          </table:table-cell>
          <table:table-cell table:style-name="Default" office:value-type="string">
            <text:p>Ludovic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TRABBIA</text:p>
          </table:table-cell>
          <table:table-cell table:style-name="Default" office:value-type="string">
            <text:p>Margaux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ERTINE</text:p>
          </table:table-cell>
          <table:table-cell table:style-name="Default" office:value-type="string">
            <text:p>Jeras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KURUKULASURIYA PERIES</text:p>
          </table:table-cell>
          <table:table-cell table:style-name="Default" office:value-type="string">
            <text:p>Arsher-Ly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PEYREFORT</text:p>
          </table:table-cell>
          <table:table-cell table:style-name="Default" office:value-type="string">
            <text:p>Lydie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RAHRAH</text:p>
          </table:table-cell>
          <table:table-cell table:style-name="Default" office:value-type="string">
            <text:p>Sabri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OUZID</text:p>
          </table:table-cell>
          <table:table-cell table:style-name="Default" office:value-type="string">
            <text:p>Imen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AÏT BOUAOUNE</text:p>
          </table:table-cell>
          <table:table-cell table:style-name="Default" office:value-type="string">
            <text:p>Sirine</text:p>
          </table:table-cell>
          <table:table-cell table:style-name="Default" office:value-type="string">
            <text:p>F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ERRAMDANE</text:p>
          </table:table-cell>
          <table:table-cell table:style-name="Default" office:value-type="string">
            <text:p>Majd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OW</text:p>
          </table:table-cell>
          <table:table-cell table:style-name="Default" office:value-type="string">
            <text:p>Maryam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AYACH</text:p>
          </table:table-cell>
          <table:table-cell table:style-name="Default" office:value-type="string">
            <text:p>Emn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DALI</text:p>
          </table:table-cell>
          <table:table-cell table:style-name="Default" office:value-type="string">
            <text:p>Sofia</text:p>
          </table:table-cell>
          <table:table-cell table:style-name="Default" office:value-type="string">
            <text:p>F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HADJ MOHAMED</text:p>
          </table:table-cell>
          <table:table-cell table:style-name="Default" office:value-type="string">
            <text:p>Nour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LEMOUST DE LAFOSSE</text:p>
          </table:table-cell>
          <table:table-cell table:style-name="Default" office:value-type="string">
            <text:p>Remi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ANALA</text:p>
          </table:table-cell>
          <table:table-cell table:style-name="Default" office:value-type="string">
            <text:p>Sorelle</text:p>
          </table:table-cell>
          <table:table-cell table:style-name="Default" office:value-type="string">
            <text:p>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ILENKOVIC</text:p>
          </table:table-cell>
          <table:table-cell table:style-name="Default" office:value-type="string">
            <text:p>Nikola</text:p>
          </table:table-cell>
          <table:table-cell table:style-name="Default" office:value-type="string">
            <text:p>H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TCHOTCHOE LEJARAZU</text:p>
          </table:table-cell>
          <table:table-cell table:style-name="Default" office:value-type="string">
            <text:p>Auria</text:p>
          </table:table-cell>
          <table:table-cell table:style-name="Default" office:value-type="string">
            <text:p>F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ANISTY</text:p>
          </table:table-cell>
          <table:table-cell table:style-name="Default" office:value-type="string">
            <text:p>Aventin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BOGGIO</text:p>
          </table:table-cell>
          <table:table-cell table:style-name="Default" office:value-type="string">
            <text:p>Malcom</text:p>
          </table:table-cell>
          <table:table-cell table:style-name="Default" office:value-type="string">
            <text:p>H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MAHMOUDI BLAISE</text:p>
          </table:table-cell>
          <table:table-cell table:style-name="Default" office:value-type="string">
            <text:p>Ede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SERNADILLA</text:p>
          </table:table-cell>
          <table:table-cell table:style-name="Default" office:value-type="string">
            <text:p>Glerwin</text:p>
          </table:table-cell>
          <table:table-cell table:style-name="Default" office:value-type="string">
            <text:p>H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atate" table:style-name="ta9" table:print="false">
        <table:table-column table:style-name="co1" table:number-columns-repeated="1024" table:default-cell-style-name="Excel_20_Built-in_20_Normal"/>
        <table:table-row table:style-name="ro1">
          <table:table-cell table:style-name="ce8" office:value-type="string">
            <text:p>Nom</text:p>
          </table:table-cell>
          <table:table-cell table:style-name="ce9" office:value-type="string">
            <text:p>Prénom</text:p>
          </table:table-cell>
          <table:table-cell table:style-name="ce10" office:value-type="string">
            <text:p>Classe</text:p>
          </table:table-cell>
          <table:table-cell table:style-name="ce10" office:value-type="string">
            <text:p>effectif</text:p>
          </table:table-cell>
          <table:table-cell table:style-name="ce8" office:value-type="string">
            <text:p>Sexe</text:p>
          </table:table-cell>
          <table:table-cell table:style-name="ce8" office:value-type="string">
            <text:p>HLP</text:p>
          </table:table-cell>
          <table:table-cell table:style-name="ce8" office:value-type="string">
            <text:p>HG/Geopo</text:p>
          </table:table-cell>
          <table:table-cell table:style-name="ce8" office:value-type="string">
            <text:p>LLCE</text:p>
          </table:table-cell>
          <table:table-cell table:style-name="ce8" office:value-type="string">
            <text:p>SES</text:p>
          </table:table-cell>
          <table:table-cell table:style-name="ce8" office:value-type="string">
            <text:p>Maths</text:p>
          </table:table-cell>
          <table:table-cell table:style-name="ce8" office:value-type="string">
            <text:p>phy</text:p>
          </table:table-cell>
          <table:table-cell table:style-name="ce8" office:value-type="string">
            <text:p>svt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NSI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8" office:value-type="string">
            <text:p>G1</text:p>
          </table:table-cell>
          <table:table-cell table:style-name="ce8" table:formula="of:=$1G1.A$#REF !" office:value-type="float" office:value="0">
            <text:p>#NOM ?</text:p>
          </table:table-cell>
          <table:table-cell table:style-name="ce8" table:formula="of:=$1G1.D$#REF !" office:value-type="float" office:value="0">
            <text:p>#NOM ?</text:p>
          </table:table-cell>
          <table:table-cell table:style-name="ce8" table:formula="of:=$1G1.E$#REF !" office:value-type="float" office:value="0">
            <text:p>#NOM ?</text:p>
          </table:table-cell>
          <table:table-cell table:style-name="ce8" table:formula="of:=$1G1.F$#REF !" office:value-type="float" office:value="0">
            <text:p>#NOM ?</text:p>
          </table:table-cell>
          <table:table-cell table:style-name="ce8" table:formula="of:=$1G1.G$#REF !" office:value-type="float" office:value="0">
            <text:p>#NOM ?</text:p>
          </table:table-cell>
          <table:table-cell table:style-name="ce8" table:formula="of:=$1G1.H$#REF !" office:value-type="float" office:value="0">
            <text:p>#NOM ?</text:p>
          </table:table-cell>
          <table:table-cell table:style-name="ce8" table:formula="of:=$1G1.I$#REF !" office:value-type="float" office:value="0">
            <text:p>#NOM ?</text:p>
          </table:table-cell>
          <table:table-cell table:style-name="ce8" table:formula="of:=$1G1.J$#REF !" office:value-type="float" office:value="0">
            <text:p>#NOM ?</text:p>
          </table:table-cell>
          <table:table-cell table:style-name="ce8" table:formula="of:=$1G1.K$#REF !" office:value-type="float" office:value="0">
            <text:p>#NOM ?</text:p>
          </table:table-cell>
          <table:table-cell table:style-name="ce8" table:formula="of:=$1G1.L$#REF !" office:value-type="float" office:value="0">
            <text:p>#NOM ?</text:p>
          </table:table-cell>
          <table:table-cell table:style-name="ce8" table:formula="of:=$1G1.M$#REF !" office:value-type="float" office:value="0">
            <text:p>#NOM ?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8" office:value-type="string">
            <text:p>G2</text:p>
          </table:table-cell>
          <table:table-cell table:style-name="ce8" table:formula="of:=[$1G2.#REF !$#REF !]" office:value-type="float" office:value="0">
            <text:p>#REF !</text:p>
          </table:table-cell>
          <table:table-cell table:style-name="ce8" table:formula="of:=[$1G2.C$#REF !]" office:value-type="float" office:value="0">
            <text:p>#REF !</text:p>
          </table:table-cell>
          <table:table-cell table:style-name="ce8" table:formula="of:=[$1G2.D$#REF !]" office:value-type="float" office:value="0">
            <text:p>#REF !</text:p>
          </table:table-cell>
          <table:table-cell table:style-name="ce8" table:formula="of:=[$1G2.E$#REF !]" office:value-type="float" office:value="0">
            <text:p>#REF !</text:p>
          </table:table-cell>
          <table:table-cell table:style-name="ce8" table:formula="of:=[$1G2.F$#REF !]" office:value-type="float" office:value="0">
            <text:p>#REF !</text:p>
          </table:table-cell>
          <table:table-cell table:style-name="ce8" table:formula="of:=[$1G2.G$#REF !]" office:value-type="float" office:value="0">
            <text:p>#REF !</text:p>
          </table:table-cell>
          <table:table-cell table:style-name="ce8" table:formula="of:=[$1G2.H$#REF !]" office:value-type="float" office:value="0">
            <text:p>#REF !</text:p>
          </table:table-cell>
          <table:table-cell table:style-name="ce8" table:formula="of:=[$1G2.I$#REF !]" office:value-type="float" office:value="0">
            <text:p>#REF !</text:p>
          </table:table-cell>
          <table:table-cell table:style-name="ce8" table:formula="of:=[$1G2.J$#REF !]" office:value-type="float" office:value="0">
            <text:p>#REF !</text:p>
          </table:table-cell>
          <table:table-cell table:style-name="ce8" table:formula="of:=[$1G2.K$#REF !]" office:value-type="float" office:value="0">
            <text:p>#REF !</text:p>
          </table:table-cell>
          <table:table-cell table:style-name="ce8" table:formula="of:=[$1G2.L$#REF !]" office:value-type="float" office:value="0">
            <text:p>#REF !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8" office:value-type="string">
            <text:p>G3</text:p>
          </table:table-cell>
          <table:table-cell table:style-name="ce8" table:formula="of:=[$1G3.#REF !$#REF !]" office:value-type="float" office:value="0">
            <text:p>#REF !</text:p>
          </table:table-cell>
          <table:table-cell table:style-name="ce8" table:formula="of:=[$1G3.C$#REF !]" office:value-type="float" office:value="0">
            <text:p>#REF !</text:p>
          </table:table-cell>
          <table:table-cell table:style-name="ce8" table:formula="of:=[$1G3.D$#REF !]" office:value-type="float" office:value="0">
            <text:p>#REF !</text:p>
          </table:table-cell>
          <table:table-cell table:style-name="ce8" table:formula="of:=[$1G3.E$#REF !]" office:value-type="float" office:value="0">
            <text:p>#REF !</text:p>
          </table:table-cell>
          <table:table-cell table:style-name="ce8" table:formula="of:=[$1G3.F$#REF !]" office:value-type="float" office:value="0">
            <text:p>#REF !</text:p>
          </table:table-cell>
          <table:table-cell table:style-name="ce8" table:formula="of:=[$1G3.G$#REF !]" office:value-type="float" office:value="0">
            <text:p>#REF !</text:p>
          </table:table-cell>
          <table:table-cell table:style-name="ce8" table:formula="of:=[$1G3.H$#REF !]" office:value-type="float" office:value="0">
            <text:p>#REF !</text:p>
          </table:table-cell>
          <table:table-cell table:style-name="ce8" table:formula="of:=[$1G3.I$#REF !]" office:value-type="float" office:value="0">
            <text:p>#REF !</text:p>
          </table:table-cell>
          <table:table-cell table:style-name="ce8" table:formula="of:=[$1G3.J$#REF !]" office:value-type="float" office:value="0">
            <text:p>#REF !</text:p>
          </table:table-cell>
          <table:table-cell table:style-name="ce8" table:formula="of:=[$1G3.K$#REF !]" office:value-type="float" office:value="0">
            <text:p>#REF !</text:p>
          </table:table-cell>
          <table:table-cell table:style-name="ce8" table:formula="of:=[$1G3.L$#REF !]" office:value-type="float" office:value="0">
            <text:p>#REF !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8" office:value-type="string">
            <text:p>G4</text:p>
          </table:table-cell>
          <table:table-cell table:style-name="ce8" table:formula="of:=[$1G4.#REF !$#REF !]" office:value-type="float" office:value="0">
            <text:p>#REF !</text:p>
          </table:table-cell>
          <table:table-cell table:style-name="ce8" table:formula="of:=[$1G4.C$#REF !]" office:value-type="float" office:value="0">
            <text:p>#REF !</text:p>
          </table:table-cell>
          <table:table-cell table:style-name="ce8" table:formula="of:=[$1G4.D$#REF !]" office:value-type="float" office:value="0">
            <text:p>#REF !</text:p>
          </table:table-cell>
          <table:table-cell table:style-name="ce8" table:formula="of:=[$1G4.E$#REF !]" office:value-type="float" office:value="0">
            <text:p>#REF !</text:p>
          </table:table-cell>
          <table:table-cell table:style-name="ce8" table:formula="of:=[$1G4.F$#REF !]" office:value-type="float" office:value="0">
            <text:p>#REF !</text:p>
          </table:table-cell>
          <table:table-cell table:style-name="ce8" table:formula="of:=[$1G4.G$#REF !]" office:value-type="float" office:value="0">
            <text:p>#REF !</text:p>
          </table:table-cell>
          <table:table-cell table:style-name="ce8" table:formula="of:=[$1G4.H$#REF !]" office:value-type="float" office:value="0">
            <text:p>#REF !</text:p>
          </table:table-cell>
          <table:table-cell table:style-name="ce8" table:formula="of:=[$1G4.I$#REF !]" office:value-type="float" office:value="0">
            <text:p>#REF !</text:p>
          </table:table-cell>
          <table:table-cell table:style-name="ce8" table:formula="of:=[$1G4.J$#REF !]" office:value-type="float" office:value="0">
            <text:p>#REF !</text:p>
          </table:table-cell>
          <table:table-cell table:style-name="ce8" table:formula="of:=[$1G4.K$#REF !]" office:value-type="float" office:value="0">
            <text:p>#REF !</text:p>
          </table:table-cell>
          <table:table-cell table:style-name="ce8" table:formula="of:=[$1G4.L$#REF !]" office:value-type="float" office:value="0">
            <text:p>#REF !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8" office:value-type="string">
            <text:p>G5</text:p>
          </table:table-cell>
          <table:table-cell table:style-name="ce8" table:formula="of:=[$1G5.#REF !$#REF !]" office:value-type="float" office:value="0">
            <text:p>#REF !</text:p>
          </table:table-cell>
          <table:table-cell table:style-name="ce8" table:formula="of:=[$1G5.D$#REF !]" office:value-type="float" office:value="0">
            <text:p>#REF !</text:p>
          </table:table-cell>
          <table:table-cell table:style-name="ce8" table:formula="of:=[$1G5.E$#REF !]" office:value-type="float" office:value="0">
            <text:p>#REF !</text:p>
          </table:table-cell>
          <table:table-cell table:style-name="ce8" table:formula="of:=[$1G5.F$#REF !]" office:value-type="float" office:value="0">
            <text:p>#REF !</text:p>
          </table:table-cell>
          <table:table-cell table:style-name="ce8" table:formula="of:=[$1G5.G$#REF !]" office:value-type="float" office:value="0">
            <text:p>#REF !</text:p>
          </table:table-cell>
          <table:table-cell table:style-name="ce8" table:formula="of:=[$1G5.H$#REF !]" office:value-type="float" office:value="0">
            <text:p>#REF !</text:p>
          </table:table-cell>
          <table:table-cell table:style-name="ce8" table:formula="of:=[$1G5.I$#REF !]" office:value-type="float" office:value="0">
            <text:p>#REF !</text:p>
          </table:table-cell>
          <table:table-cell table:style-name="ce8" table:formula="of:=[$1G5.J$#REF !]" office:value-type="float" office:value="0">
            <text:p>#REF !</text:p>
          </table:table-cell>
          <table:table-cell table:style-name="ce8" table:formula="of:=[$1G5.K$#REF !]" office:value-type="float" office:value="0">
            <text:p>#REF !</text:p>
          </table:table-cell>
          <table:table-cell table:style-name="ce8" table:formula="of:=[$1G5.L$#REF !]" office:value-type="float" office:value="0">
            <text:p>#REF !</text:p>
          </table:table-cell>
          <table:table-cell table:style-name="ce8" table:formula="of:=[$1G5.M$#REF !]" office:value-type="float" office:value="0">
            <text:p>#REF !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8" office:value-type="string">
            <text:p>G6</text:p>
          </table:table-cell>
          <table:table-cell table:style-name="ce8" table:formula="of:=[$1G6.#REF !$#REF !]" office:value-type="float" office:value="0">
            <text:p>#REF !</text:p>
          </table:table-cell>
          <table:table-cell table:style-name="ce8" table:formula="of:=[$1G6.C$#REF !]" office:value-type="float" office:value="0">
            <text:p>#REF !</text:p>
          </table:table-cell>
          <table:table-cell table:style-name="ce8" table:formula="of:=[$1G6.D$#REF !]" office:value-type="float" office:value="0">
            <text:p>#REF !</text:p>
          </table:table-cell>
          <table:table-cell table:style-name="ce8" table:formula="of:=[$1G6.E$#REF !]" office:value-type="float" office:value="0">
            <text:p>#REF !</text:p>
          </table:table-cell>
          <table:table-cell table:style-name="ce8" table:formula="of:=[$1G6.F$#REF !]" office:value-type="float" office:value="0">
            <text:p>#REF !</text:p>
          </table:table-cell>
          <table:table-cell table:style-name="ce8" table:formula="of:=[$1G6.G$#REF !]" office:value-type="float" office:value="0">
            <text:p>#REF !</text:p>
          </table:table-cell>
          <table:table-cell table:style-name="ce8" table:formula="of:=[$1G6.H$#REF !]" office:value-type="float" office:value="0">
            <text:p>#REF !</text:p>
          </table:table-cell>
          <table:table-cell table:style-name="ce8" table:formula="of:=[$1G6.I$#REF !]" office:value-type="float" office:value="0">
            <text:p>#REF !</text:p>
          </table:table-cell>
          <table:table-cell table:style-name="ce8" table:formula="of:=[$1G6.J$#REF !]" office:value-type="float" office:value="0">
            <text:p>#REF !</text:p>
          </table:table-cell>
          <table:table-cell table:style-name="ce8" table:formula="of:=[$1G6.K$#REF !]" office:value-type="float" office:value="0">
            <text:p>#REF !</text:p>
          </table:table-cell>
          <table:table-cell table:style-name="ce8" table:formula="of:=[$1G6.L$#REF !]" office:value-type="float" office:value="0">
            <text:p>#REF !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Base.A3:Base.R16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19/06/2019</text:date>, <text:time>17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G1" style:display-name="PageStyle_1G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G2" style:display-name="PageStyle_1G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G3" style:display-name="PageStyle_1G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G4" style:display-name="PageStyle_1G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G5" style:display-name="PageStyle_1G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G6" style:display-name="PageStyle_1G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tate" style:display-name="PageStyle_pat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7:12:10.64</dc:date>
    <meta:generator>OpenOffice/4.1.3$Win32 OpenOffice.org_project/413m1$Build-9783</meta:generator>
    <meta:editing-duration>PT2H31M36S</meta:editing-duration>
    <meta:editing-cycles>10</meta:editing-cycles>
    <meta:document-statistic meta:table-count="8" meta:cell-count="4288" meta:object-count="0"/>
  </office:meta>
</office:document-meta>
</file>